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nOptMaxUtil.fixAfterMinChanged( MinOptMax mo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nOptMaxUtil.extendMinimum( MinOptMax mom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nOptMaxUtil.restrict( MinOptMax mom , LengthRangeProperty lr , PercentBaseContext 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inOptMaxUtil.toMinOptMax( LengthRangeProperty prop , PercentBas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